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afe Margin</text:p>
          </table:table-cell>
          <table:table-cell table:style-name="ce1" office:value-type="string" calcext:value-type="string">
            <text:p>Safe Width</text:p>
          </table:table-cell>
          <table:table-cell table:style-name="ce1" office:value-type="string" calcext:value-type="string">
            <text:p>Safe Height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table:style-name="ce3" office:value-type="float" office:value="210" calcext:value-type="float">
            <text:p>210.0</text:p>
          </table:table-cell>
          <table:table-cell table:style-name="ce3" office:value-type="float" office:value="297" calcext:value-type="float">
            <text:p>297.0</text:p>
          </table:table-cell>
          <table:table-cell table:formula="of:=0.25*25.4" office:value-type="float" office:value="6.35" calcext:value-type="float">
            <text:p>6.35</text:p>
          </table:table-cell>
          <table:table-cell table:formula="of:=[.B2]-2*[.D2]" office:value-type="float" office:value="197.3" calcext:value-type="float">
            <text:p>197.3</text:p>
          </table:table-cell>
          <table:table-cell table:formula="of:=[.C2]-2*[.D2]" office:value-type="float" office:value="284.3" calcext:value-type="float">
            <text:p>284.3</text:p>
          </table:table-cell>
          <table:table-cell/>
        </table:table-row>
        <table:table-row table:style-name="ro1">
          <table:table-cell office:value-type="string" calcext:value-type="string">
            <text:p>US Letter</text:p>
          </table:table-cell>
          <table:table-cell table:formula="of:=8.5*25.4" office:value-type="float" office:value="215.9" calcext:value-type="float">
            <text:p>215.9</text:p>
          </table:table-cell>
          <table:table-cell table:formula="of:=11*25.4" office:value-type="float" office:value="279.4" calcext:value-type="float">
            <text:p>279.4</text:p>
          </table:table-cell>
          <table:table-cell table:formula="of:=[.D2]" office:value-type="float" office:value="6.35" calcext:value-type="float">
            <text:p>6.35</text:p>
          </table:table-cell>
          <table:table-cell table:formula="of:=[.B3]-2*[.D3]" office:value-type="float" office:value="203.2" calcext:value-type="float">
            <text:p>203.2</text:p>
          </table:table-cell>
          <table:table-cell table:formula="of:=[.C3]-2*[.D3]" office:value-type="float" office:value="266.7" calcext:value-type="float">
            <text:p>266.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MIN</text:p>
          </table:table-cell>
          <table:table-cell table:formula="of:=MIN([.E2:.E3])" office:value-type="float" office:value="197.3" calcext:value-type="float">
            <text:p>197.3</text:p>
          </table:table-cell>
          <table:table-cell table:formula="of:=MIN([.F2:.F3])" office:value-type="float" office:value="266.7" calcext:value-type="float">
            <text:p>266.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10" office:value-type="string" calcext:value-type="string">
            <text:p># The safe stroke shall cover an area of 0.5’’ or 6.35mm, drawn half outward and half inward in SVG</text:p>
          </table:table-cell>
        </table:table-row>
        <table:table-row table:style-name="ro1">
          <table:table-cell table:style-name="ce1" office:value-type="string" calcext:value-type="string">
            <text:p>Safe Strok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table:style-name="ce7" office:value-type="string" calcext:value-type="string">
            <text:p>A4 Portrait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B2]-[.D2]/2" office:value-type="float" office:value="206.825" calcext:value-type="float">
            <text:p>206.825</text:p>
          </table:table-cell>
          <table:table-cell table:style-name="ce7" table:formula="of:=[.C8]-[.B8]" office:value-type="float" office:value="203.65" calcext:value-type="float">
            <text:p>203.65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C2]-[.D2]/2" office:value-type="float" office:value="293.825" calcext:value-type="float">
            <text:p>293.825</text:p>
          </table:table-cell>
          <table:table-cell table:style-name="ce2" table:formula="of:=[.F8]-[.E8]" office:value-type="float" office:value="290.65" calcext:value-type="float">
            <text:p>290.65</text:p>
          </table:table-cell>
        </table:table-row>
        <table:table-row table:style-name="ro1">
          <table:table-cell table:style-name="ce7" office:value-type="string" calcext:value-type="string">
            <text:p>US Letter Portrait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B3]-[.D3]/2" office:value-type="float" office:value="212.725" calcext:value-type="float">
            <text:p>212.725</text:p>
          </table:table-cell>
          <table:table-cell table:style-name="ce7" table:formula="of:=[.C9]-[.B9]" office:value-type="float" office:value="209.55" calcext:value-type="float">
            <text:p>209.55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C3]-[.D3]/2" office:value-type="float" office:value="276.225" calcext:value-type="float">
            <text:p>276.225</text:p>
          </table:table-cell>
          <table:table-cell table:style-name="ce2" table:formula="of:=[.F9]-[.E9]" office:value-type="float" office:value="273.05" calcext:value-type="float">
            <text:p>273.05</text:p>
          </table:table-cell>
        </table:table-row>
        <table:table-row table:style-name="ro1">
          <table:table-cell table:style-name="ce7" office:value-type="string" calcext:value-type="string">
            <text:p>A4 Landscape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C2]-[.D2]/2" office:value-type="float" office:value="293.825" calcext:value-type="float">
            <text:p>293.825</text:p>
          </table:table-cell>
          <table:table-cell table:style-name="ce7" table:formula="of:=[.C10]-[.B10]" office:value-type="float" office:value="290.65" calcext:value-type="float">
            <text:p>290.65</text:p>
          </table:table-cell>
          <table:table-cell table:formula="of:=[.D2]/2" office:value-type="float" office:value="3.175" calcext:value-type="float">
            <text:p>3.175</text:p>
          </table:table-cell>
          <table:table-cell table:formula="of:=[.B2]-[.D2]/2" office:value-type="float" office:value="206.825" calcext:value-type="float">
            <text:p>206.825</text:p>
          </table:table-cell>
          <table:table-cell table:style-name="ce2" table:formula="of:=[.F10]-[.E10]" office:value-type="float" office:value="203.65" calcext:value-type="float">
            <text:p>203.65</text:p>
          </table:table-cell>
        </table:table-row>
        <table:table-row table:style-name="ro1">
          <table:table-cell table:style-name="ce7" office:value-type="string" calcext:value-type="string">
            <text:p>US Letter Landscape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C3]-[.D3]/2" office:value-type="float" office:value="276.225" calcext:value-type="float">
            <text:p>276.225</text:p>
          </table:table-cell>
          <table:table-cell table:style-name="ce7" table:formula="of:=[.C11]-[.B11]" office:value-type="float" office:value="273.05" calcext:value-type="float">
            <text:p>273.05</text:p>
          </table:table-cell>
          <table:table-cell table:formula="of:=[.D3]/2" office:value-type="float" office:value="3.175" calcext:value-type="float">
            <text:p>3.175</text:p>
          </table:table-cell>
          <table:table-cell table:formula="of:=[.B3]-[.D3]/2" office:value-type="float" office:value="212.725" calcext:value-type="float">
            <text:p>212.725</text:p>
          </table:table-cell>
          <table:table-cell table:style-name="ce2" table:formula="of:=[.F11]-[.E11]" office:value-type="float" office:value="209.55" calcext:value-type="float">
            <text:p>209.55</text:p>
          </table:table-cell>
        </table:table-row>
        <table:table-row table:style-name="ro1"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2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ard</text:p>
          </table:table-cell>
          <table:table-cell office:value-type="float" office:value="53.98" calcext:value-type="float">
            <text:p>53.98</text:p>
          </table:table-cell>
          <table:table-cell table:style-name="ce4" office:value-type="float" office:value="85.6" calcext:value-type="float">
            <text:p>85.6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Columns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Card Sid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afe MIN </text:span>Vertical</text:p>
          </table:table-cell>
          <table:table-cell table:formula="of:=[.E4]" office:value-type="float" office:value="197.3" calcext:value-type="float">
            <text:p>197.3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FLOOR([.B18]/[.B$15])" office:value-type="float" office:value="3" calcext:value-type="float">
            <text:p>3</text:p>
          </table:table-cell>
          <table:table-cell table:formula="of:=FLOOR([.C18]/[.C$15])" office:value-type="float" office:value="3" calcext:value-type="float">
            <text:p>3</text:p>
          </table:table-cell>
          <table:table-cell table:formula="of:=[.D18]*[.E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afe MIN </text:span>Horizontal</text:p>
          </table:table-cell>
          <table:table-cell table:formula="of:=[.F4]" office:value-type="float" office:value="266.7" calcext:value-type="float">
            <text:p>266.7</text:p>
          </table:table-cell>
          <table:table-cell table:formula="of:=[.E4]" office:value-type="float" office:value="197.3" calcext:value-type="float">
            <text:p>197.3</text:p>
          </table:table-cell>
          <table:table-cell table:formula="of:=FLOOR([.B19]/[.B$15])" office:value-type="float" office:value="4" calcext:value-type="float">
            <text:p>4</text:p>
          </table:table-cell>
          <table:table-cell table:formula="of:=FLOOR([.C19]/[.C$15])" office:value-type="float" office:value="2" calcext:value-type="float">
            <text:p>2</text:p>
          </table:table-cell>
          <table:table-cell table:formula="of:=[.D19]*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4 Portrait</text:p>
          </table:table-cell>
          <table:table-cell table:style-name="ce3" table:formula="of:=[.E2]" office:value-type="float" office:value="197.3" calcext:value-type="float">
            <text:p>197.3</text:p>
          </table:table-cell>
          <table:table-cell table:style-name="ce3" table:formula="of:=[.F2]" office:value-type="float" office:value="284.3" calcext:value-type="float">
            <text:p>284.3</text:p>
          </table:table-cell>
          <table:table-cell table:formula="of:=FLOOR([.B20]/[.B$15])" office:value-type="float" office:value="3" calcext:value-type="float">
            <text:p>3</text:p>
          </table:table-cell>
          <table:table-cell table:formula="of:=FLOOR([.C20]/[.C$15])" office:value-type="float" office:value="3" calcext:value-type="float">
            <text:p>3</text:p>
          </table:table-cell>
          <table:table-cell table:formula="of:=[.D20]*[.E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4 Landscape</text:p>
          </table:table-cell>
          <table:table-cell table:style-name="ce3" table:formula="of:=[.F2]" office:value-type="float" office:value="284.3" calcext:value-type="float">
            <text:p>284.3</text:p>
          </table:table-cell>
          <table:table-cell table:style-name="ce3" table:formula="of:=[.E2]" office:value-type="float" office:value="197.3" calcext:value-type="float">
            <text:p>197.3</text:p>
          </table:table-cell>
          <table:table-cell table:formula="of:=FLOOR([.B21]/[.B$15])" office:value-type="float" office:value="5" calcext:value-type="float">
            <text:p>5</text:p>
          </table:table-cell>
          <table:table-cell table:formula="of:=FLOOR([.C21]/[.C$15])" office:value-type="float" office:value="2" calcext:value-type="float">
            <text:p>2</text:p>
          </table:table-cell>
          <table:table-cell table:formula="of:=[.D21]*[.E2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 Letter Portrait</text:p>
          </table:table-cell>
          <table:table-cell table:formula="of:=[.E3]" office:value-type="float" office:value="203.2" calcext:value-type="float">
            <text:p>203.2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FLOOR([.B22]/[.B$15])" office:value-type="float" office:value="3" calcext:value-type="float">
            <text:p>3</text:p>
          </table:table-cell>
          <table:table-cell table:formula="of:=FLOOR([.C22]/[.C$15])" office:value-type="float" office:value="3" calcext:value-type="float">
            <text:p>3</text:p>
          </table:table-cell>
          <table:table-cell table:formula="of:=[.D22]*[.E2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S Letter Landscape</text:p>
          </table:table-cell>
          <table:table-cell table:formula="of:=[.F3]" office:value-type="float" office:value="266.7" calcext:value-type="float">
            <text:p>266.7</text:p>
          </table:table-cell>
          <table:table-cell table:formula="of:=[.E3]" office:value-type="float" office:value="203.2" calcext:value-type="float">
            <text:p>203.2</text:p>
          </table:table-cell>
          <table:table-cell table:formula="of:=FLOOR([.B23]/[.B$15])" office:value-type="float" office:value="4" calcext:value-type="float">
            <text:p>4</text:p>
          </table:table-cell>
          <table:table-cell table:formula="of:=FLOOR([.C23]/[.C$15])" office:value-type="float" office:value="2" calcext:value-type="float">
            <text:p>2</text:p>
          </table:table-cell>
          <table:table-cell table:formula="of:=[.D23]*[.E23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Column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ND</text:p>
          </table:table-cell>
        </table:table-row>
        <table:table-row table:style-name="ro1">
          <table:table-cell table:style-name="ce9" office:value-type="string" calcext:value-type="string">
            <text:p>Left</text:p>
          </table:table-cell>
          <table:table-cell table:formula="of:=[.D2]" office:value-type="float" office:value="6.35" calcext:value-type="float">
            <text:p>6.35</text:p>
          </table:table-cell>
          <table:table-cell table:formula="of:=[.B26]+[.B15]" office:value-type="float" office:value="60.33" calcext:value-type="float">
            <text:p>60.33</text:p>
          </table:table-cell>
          <table:table-cell table:formula="of:=[.C26]+[.B15]" office:value-type="float" office:value="114.31" calcext:value-type="float">
            <text:p>114.31</text:p>
          </table:table-cell>
          <table:table-cell table:formula="of:=[.D26]+[.B15]" office:value-type="float" office:value="168.29" calcext:value-type="float">
            <text:p>168.29</text:p>
          </table:table-cell>
          <table:table-cell table:formula="of:=[.E26]+[.B15]" office:value-type="float" office:value="222.27" calcext:value-type="float">
            <text:p>222.27</text:p>
          </table:table-cell>
          <table:table-cell table:style-name="ce2" table:formula="of:=[.F26]+[.B15]" office:value-type="float" office:value="276.25" calcext:value-type="float">
            <text:p>276.25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9" office:value-type="string" calcext:value-type="string">
            <text:p>Row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op</text:p>
          </table:table-cell>
          <table:table-cell table:formula="of:=[.D2]" office:value-type="float" office:value="6.35" calcext:value-type="float">
            <text:p>6.35</text:p>
          </table:table-cell>
          <table:table-cell table:formula="of:=[.B29]+[.C15]" office:value-type="float" office:value="91.95" calcext:value-type="float">
            <text:p>91.95</text:p>
          </table:table-cell>
          <table:table-cell table:formula="of:=[.C29]+[.C15]" office:value-type="float" office:value="177.55" calcext:value-type="float">
            <text:p>177.55</text:p>
          </table:table-cell>
          <table:table-cell table:number-columns-repeated="3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22:49:31.642999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21:03:36.779159348</meta:creation-date>
    <dc:date>2019-07-04T23:46:47.100137907</dc:date>
    <meta:editing-duration>PT1H33M7S</meta:editing-duration>
    <meta:editing-cycles>49</meta:editing-cycles>
    <meta:generator>LibreOffice/6.1.0.3$MacOSX_X86_64 LibreOffice_project/efb621ed25068d70781dc026f7e9c5187a4decd1</meta:generator>
    <meta:document-statistic meta:table-count="1" meta:cell-count="126" meta:object-count="0"/>
  </office:meta>
</office:document-meta>
</file>